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Token.subtractRanges( Token toke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4">
            <text:p text:style-name="Table_20_Contents">4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angeToken.setComp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oken.addRange( int start , int 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angeToken.Range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geToken.match( int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angeToken.getCaseInsensitiveToke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angeToken.escapeCharInCharClass( int c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angeToken.complementRanges( Token tok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angeToken.isS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oken.intersectRanges( Token toke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angeToken.compactRange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angeToken.isComp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oken.setSorted( boolean s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geToken.mergeRanges( Token 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angeToken.toString( int option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angeToken.dumpRan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Token.createMa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angeToken.sortRang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